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ccff" draw:opacity="100%" draw:textarea-horizontal-align="justify" draw:textarea-vertical-align="middle" draw:auto-grow-height="false" draw:shadow-opacity="100%"/>
    </style:style>
    <style:style style:name="co1" style:family="table-column">
      <style:table-column-properties style:column-width="1.876cm" style:use-optimal-column-width="false"/>
    </style:style>
    <style:style style:name="co2" style:family="table-column">
      <style:table-column-properties style:column-width="1.854cm" style:use-optimal-column-width="false"/>
    </style:style>
    <style:style style:name="co3" style:family="table-column">
      <style:table-column-properties style:column-width="1.899cm" style:use-optimal-column-width="false"/>
    </style:style>
    <style:style style:name="co4" style:family="table-column">
      <style:table-column-properties style:column-width="1.91cm" style:use-optimal-column-width="false"/>
    </style:style>
    <style:style style:name="co5" style:family="table-column">
      <style:table-column-properties style:column-width="1.866cm" style:use-optimal-column-width="false"/>
    </style:style>
    <style:style style:name="co6" style:family="table-column">
      <style:table-column-properties style:column-width="2.081cm" style:use-optimal-column-width="false"/>
    </style:style>
    <style:style style:name="ro1" style:family="table-row">
      <style:table-row-properties style:row-height="1.905cm"/>
    </style:style>
    <style:style style:name="ro2" style:family="table-row">
      <style:table-row-properties style:row-height="1.904cm"/>
    </style:style>
    <style:style style:name="ce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2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5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6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7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8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9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0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1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2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3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4" style:family="table-cell">
      <style:graphic-properties draw:fill="none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DejaVu  Sans Mono1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8pt" style:language-asian="zh" style:country-asian="CN" style:font-style-asian="normal" style:font-weight-asian="normal" style:font-name-complex="FreeSans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font-name="DejaVu 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.905cm" svg:x="2.905cm" svg:y="12.43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5.238cm" svg:height="15.239cm" svg:x="2.905cm" svg:y="4.8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>
              <table:table-cell table:style-name="ce1">
                <text:p text:style-name="P2"><text:span text:style-name="T1">64</text:span></text:p>
              </table:table-cell>
              <table:table-cell table:style-name="ce2">
                <text:p text:style-name="P2"><text:span text:style-name="T1">2</text:span></text:p>
              </table:table-cell>
              <table:table-cell table:style-name="ce3">
                <text:p text:style-name="P2"><text:span text:style-name="T1">3</text:span></text:p>
              </table:table-cell>
              <table:table-cell table:style-name="ce4">
                <text:p text:style-name="P2"><text:span text:style-name="T1">61</text:span></text:p>
              </table:table-cell>
              <table:table-cell table:style-name="ce5">
                <text:p text:style-name="P2"><text:span text:style-name="T1">60</text:span></text:p>
              </table:table-cell>
              <table:table-cell table:style-name="ce6">
                <text:p text:style-name="P2"><text:span text:style-name="T1">6</text:span></text:p>
              </table:table-cell>
              <table:table-cell table:style-name="ce7">
                <text:p text:style-name="P2"><text:span text:style-name="T2">7</text:span></text:p>
              </table:table-cell>
              <table:table-cell table:style-name="ce8">
                <text:p text:style-name="P2"><text:span text:style-name="T1">57</text:span></text:p>
              </table:table-cell>
            </table:table-row>
            <table:table-row table:style-name="ro1">
              <table:table-cell table:style-name="ce9">
                <text:p text:style-name="P2"><text:span text:style-name="T1">9</text:span></text:p>
              </table:table-cell>
              <table:table-cell table:style-name="ce10">
                <text:p text:style-name="P2"><text:span text:style-name="T1">55</text:span></text:p>
              </table:table-cell>
              <table:table-cell table:style-name="ce11">
                <text:p text:style-name="P2"><text:span text:style-name="T1">54</text:span></text:p>
              </table:table-cell>
              <table:table-cell table:style-name="ce12">
                <text:p text:style-name="P2"><text:span text:style-name="T1">12</text:span></text:p>
              </table:table-cell>
              <table:table-cell table:style-name="ce13">
                <text:p text:style-name="P2"><text:span text:style-name="T1">13</text:span></text:p>
              </table:table-cell>
              <table:table-cell table:style-name="ce14">
                <text:p text:style-name="P2"><text:span text:style-name="T1">51</text:span></text:p>
              </table:table-cell>
              <table:table-cell table:style-name="ce15">
                <text:p text:style-name="P2"><text:span text:style-name="T1">50</text:span></text:p>
              </table:table-cell>
              <table:table-cell table:style-name="ce16">
                <text:p text:style-name="P2"><text:span text:style-name="T1">16</text:span></text:p>
              </table:table-cell>
            </table:table-row>
            <table:table-row table:style-name="ro1">
              <table:table-cell table:style-name="ce17">
                <text:p text:style-name="P2"><text:span text:style-name="T1">17</text:span></text:p>
              </table:table-cell>
              <table:table-cell table:style-name="ce18">
                <text:p text:style-name="P2"><text:span text:style-name="T1">47</text:span></text:p>
              </table:table-cell>
              <table:table-cell table:style-name="ce19">
                <text:p text:style-name="P2"><text:span text:style-name="T1">46</text:span></text:p>
              </table:table-cell>
              <table:table-cell table:style-name="ce20">
                <text:p text:style-name="P2"><text:span text:style-name="T1">20</text:span></text:p>
              </table:table-cell>
              <table:table-cell table:style-name="ce21">
                <text:p text:style-name="P2"><text:span text:style-name="T1">21</text:span></text:p>
              </table:table-cell>
              <table:table-cell table:style-name="ce22">
                <text:p text:style-name="P2"><text:span text:style-name="T1">43</text:span></text:p>
              </table:table-cell>
              <table:table-cell table:style-name="ce23">
                <text:p text:style-name="P2"><text:span text:style-name="T1">42</text:span></text:p>
              </table:table-cell>
              <table:table-cell table:style-name="ce24">
                <text:p text:style-name="P2"><text:span text:style-name="T1">24</text:span></text:p>
              </table:table-cell>
            </table:table-row>
            <table:table-row table:style-name="ro1">
              <table:table-cell table:style-name="ce25">
                <text:p text:style-name="P2"><text:span text:style-name="T2">40</text:span></text:p>
              </table:table-cell>
              <table:table-cell table:style-name="ce26">
                <text:p text:style-name="P2"><text:span text:style-name="T2">26</text:span></text:p>
              </table:table-cell>
              <table:table-cell table:style-name="ce27">
                <text:p text:style-name="P2"><text:span text:style-name="T2">27</text:span></text:p>
              </table:table-cell>
              <table:table-cell table:style-name="ce28">
                <text:p text:style-name="P2"><text:span text:style-name="T2">37</text:span></text:p>
              </table:table-cell>
              <table:table-cell table:style-name="ce29">
                <text:p text:style-name="P2"><text:span text:style-name="T2">36</text:span></text:p>
              </table:table-cell>
              <table:table-cell table:style-name="ce30">
                <text:p text:style-name="P2"><text:span text:style-name="T2">30</text:span></text:p>
              </table:table-cell>
              <table:table-cell table:style-name="ce31">
                <text:p text:style-name="P2"><text:span text:style-name="T2">31</text:span></text:p>
              </table:table-cell>
              <table:table-cell table:style-name="ce32">
                <text:p text:style-name="P2"><text:span text:style-name="T2">33</text:span></text:p>
              </table:table-cell>
            </table:table-row>
            <table:table-row table:style-name="ro1">
              <table:table-cell table:style-name="ce33">
                <text:p text:style-name="P2"><text:span text:style-name="T1">32</text:span></text:p>
              </table:table-cell>
              <table:table-cell table:style-name="ce34">
                <text:p text:style-name="P2"><text:span text:style-name="T1">34</text:span></text:p>
              </table:table-cell>
              <table:table-cell table:style-name="ce35">
                <text:p text:style-name="P2"><text:span text:style-name="T1">35</text:span></text:p>
              </table:table-cell>
              <table:table-cell table:style-name="ce36">
                <text:p text:style-name="P2"><text:span text:style-name="T1">29</text:span></text:p>
              </table:table-cell>
              <table:table-cell table:style-name="ce37">
                <text:p text:style-name="P2"><text:span text:style-name="T1">28</text:span></text:p>
              </table:table-cell>
              <table:table-cell table:style-name="ce38">
                <text:p text:style-name="P2"><text:span text:style-name="T1">38</text:span></text:p>
              </table:table-cell>
              <table:table-cell table:style-name="ce39">
                <text:p text:style-name="P2"><text:span text:style-name="T1">39</text:span></text:p>
              </table:table-cell>
              <table:table-cell table:style-name="ce40">
                <text:p text:style-name="P2"><text:span text:style-name="T1">25</text:span></text:p>
              </table:table-cell>
            </table:table-row>
            <table:table-row table:style-name="ro1">
              <table:table-cell table:style-name="ce41">
                <text:p text:style-name="P2"><text:span text:style-name="T1">41</text:span></text:p>
              </table:table-cell>
              <table:table-cell table:style-name="ce42">
                <text:p text:style-name="P2"><text:span text:style-name="T1">23</text:span></text:p>
              </table:table-cell>
              <table:table-cell table:style-name="ce43">
                <text:p text:style-name="P2"><text:span text:style-name="T1">22</text:span></text:p>
              </table:table-cell>
              <table:table-cell table:style-name="ce44">
                <text:p text:style-name="P2"><text:span text:style-name="T1">44</text:span></text:p>
              </table:table-cell>
              <table:table-cell table:style-name="ce45">
                <text:p text:style-name="P2"><text:span text:style-name="T1">45</text:span></text:p>
              </table:table-cell>
              <table:table-cell table:style-name="ce46">
                <text:p text:style-name="P2"><text:span text:style-name="T1">19</text:span></text:p>
              </table:table-cell>
              <table:table-cell table:style-name="ce47">
                <text:p text:style-name="P2"><text:span text:style-name="T1">18</text:span></text:p>
              </table:table-cell>
              <table:table-cell table:style-name="ce48">
                <text:p text:style-name="P2"><text:span text:style-name="T1">48</text:span></text:p>
              </table:table-cell>
            </table:table-row>
            <table:table-row table:style-name="ro1">
              <table:table-cell table:style-name="ce49">
                <text:p text:style-name="P2"><text:span text:style-name="T1">49</text:span></text:p>
              </table:table-cell>
              <table:table-cell table:style-name="ce50">
                <text:p text:style-name="P2"><text:span text:style-name="T1">15</text:span></text:p>
              </table:table-cell>
              <table:table-cell table:style-name="ce51">
                <text:p text:style-name="P2"><text:span text:style-name="T1">14</text:span></text:p>
              </table:table-cell>
              <table:table-cell table:style-name="ce52">
                <text:p text:style-name="P2"><text:span text:style-name="T1">52</text:span></text:p>
              </table:table-cell>
              <table:table-cell table:style-name="ce53">
                <text:p text:style-name="P2"><text:span text:style-name="T1">53</text:span></text:p>
              </table:table-cell>
              <table:table-cell table:style-name="ce54">
                <text:p text:style-name="P2"><text:span text:style-name="T1">11</text:span></text:p>
              </table:table-cell>
              <table:table-cell table:style-name="ce55">
                <text:p text:style-name="P2"><text:span text:style-name="T1">10</text:span></text:p>
              </table:table-cell>
              <table:table-cell table:style-name="ce56">
                <text:p text:style-name="P2"><text:span text:style-name="T1">56</text:span></text:p>
              </table:table-cell>
            </table:table-row>
            <table:table-row table:style-name="ro2">
              <table:table-cell table:style-name="ce57">
                <text:p text:style-name="P2"><text:span text:style-name="T1">8</text:span></text:p>
              </table:table-cell>
              <table:table-cell table:style-name="ce58">
                <text:p text:style-name="P2"><text:span text:style-name="T1">58</text:span></text:p>
              </table:table-cell>
              <table:table-cell table:style-name="ce59">
                <text:p text:style-name="P2"><text:span text:style-name="T1">59</text:span></text:p>
              </table:table-cell>
              <table:table-cell table:style-name="ce60">
                <text:p text:style-name="P2"><text:span text:style-name="T1">5</text:span></text:p>
              </table:table-cell>
              <table:table-cell table:style-name="ce61">
                <text:p text:style-name="P2"><text:span text:style-name="T1">4</text:span></text:p>
              </table:table-cell>
              <table:table-cell table:style-name="ce62">
                <text:p text:style-name="P2"><text:span text:style-name="T1">62</text:span></text:p>
              </table:table-cell>
              <table:table-cell table:style-name="ce63">
                <text:p text:style-name="P2"><text:span text:style-name="T1">63</text:span></text:p>
              </table:table-cell>
              <table:table-cell table:style-name="ce64">
                <text:p text:style-name="P2"><text:span text:style-name="T1">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 Sans Mono1" svg:font-family="'DejaVu  Sans Mono'" style:font-family-generic="modern" style:font-pitch="fixed"/>
    <style:font-face style:name="DejaVu  Sans Mono" svg:font-family="'DejaVu  Sans Mono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24T16:46:52.592031488</meta:creation-date>
    <dc:date>2014-07-25T13:58:11.686664492</dc:date>
    <meta:editing-duration>PT27S</meta:editing-duration>
    <meta:editing-cycles>3</meta:editing-cycles>
    <meta:generator>LibreOffice/4.2.4.2$Linux_X86_64 LibreOffice_project/420m0$Build-2</meta:generator>
    <meta:document-statistic meta:object-count="2"/>
  </office:meta>
</office:document-meta>
</file>